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azyCreationTargetSource.getTarget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zyCreationTargetSource.releaseTarget(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azyCreationTargetSource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azyCreationTargetSource.getTar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azyCreationTargetSource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